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Franklin Gothic Medium" svg:font-family="'Franklin Gothic Medium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au1" style:family="table">
      <style:table-properties style:width="17.103cm" fo:margin-left="0.042cm" fo:margin-top="0cm" fo:margin-bottom="0cm" table:align="left" style:writing-mode="lr-tb"/>
    </style:style>
    <style:style style:name="Tableau1.A" style:family="table-column">
      <style:table-column-properties style:column-width="3.598cm"/>
    </style:style>
    <style:style style:name="Tableau1.B" style:family="table-column">
      <style:table-column-properties style:column-width="13.504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254cm" fo:padding-right="0.254cm" fo:padding-top="0cm" fo:padding-bottom="0.635cm" fo:border="none"/>
    </style:style>
    <style:style style:name="Tableau1.4" style:family="table-row">
      <style:table-row-properties style:min-row-height="5.364cm" fo:keep-together="auto"/>
    </style:style>
    <style:style style:name="Tableau1.5" style:family="table-row">
      <style:table-row-properties style:min-row-height="3cm" fo:keep-together="auto"/>
    </style:style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Standard">
      <style:paragraph-properties fo:margin-left="0cm" fo:margin-right="0cm" fo:margin-top="0cm" fo:margin-bottom="0.25cm" loext:contextual-spacing="false" fo:text-indent="0cm" style:auto-text-indent="false"/>
      <style:text-properties officeooo:paragraph-rsid="0006d1ff"/>
    </style:style>
    <style:style style:name="P3" style:family="paragraph" style:parent-style-name="Standard">
      <style:paragraph-properties fo:margin-top="0cm" fo:margin-bottom="0.25cm" loext:contextual-spacing="false"/>
    </style:style>
    <style:style style:name="P4" style:family="paragraph" style:parent-style-name="Standard">
      <style:paragraph-properties fo:margin-top="0cm" fo:margin-bottom="0.25cm" loext:contextual-spacing="false"/>
      <style:text-properties officeooo:paragraph-rsid="0006d1ff"/>
    </style:style>
    <style:style style:name="P5" style:family="paragraph" style:parent-style-name="Standard">
      <style:paragraph-properties fo:margin-top="0cm" fo:margin-bottom="0.25cm" loext:contextual-spacing="false"/>
      <style:text-properties officeooo:rsid="0008f966" officeooo:paragraph-rsid="0008f966"/>
    </style:style>
    <style:style style:name="P6" style:family="paragraph" style:parent-style-name="Standard">
      <style:paragraph-properties fo:margin-top="0cm" fo:margin-bottom="0.25cm" loext:contextual-spacing="false"/>
      <style:text-properties officeooo:rsid="0006fa74" officeooo:paragraph-rsid="0006fa74"/>
    </style:style>
    <style:style style:name="P7" style:family="paragraph" style:parent-style-name="Standard">
      <style:paragraph-properties fo:margin-top="0cm" fo:margin-bottom="0.25cm" loext:contextual-spacing="false"/>
      <style:text-properties officeooo:rsid="0006fa74" officeooo:paragraph-rsid="0008f966"/>
    </style:style>
    <style:style style:name="P8" style:family="paragraph" style:parent-style-name="Standard">
      <style:paragraph-properties fo:margin-top="0cm" fo:margin-bottom="0.25cm" loext:contextual-spacing="false"/>
      <style:text-properties officeooo:rsid="0006d1ff" officeooo:paragraph-rsid="0006d1ff"/>
    </style:style>
    <style:style style:name="P9" style:family="paragraph" style:parent-style-name="Standard">
      <style:paragraph-properties fo:margin-top="0cm" fo:margin-bottom="0.25cm" loext:contextual-spacing="false"/>
      <style:text-properties fo:font-size="11pt" style:font-size-asian="11pt" style:font-size-complex="11pt"/>
    </style:style>
    <style:style style:name="P10" style:family="paragraph" style:parent-style-name="Heading_20_1">
      <style:paragraph-properties fo:padding-left="0cm" fo:padding-right="0.141cm" fo:padding-top="0cm" fo:padding-bottom="0cm" fo:border-left="none" fo:border-right="0.51pt solid #0070c0" fo:border-top="none" fo:border-bottom="none"/>
    </style:style>
    <style:style style:name="P11" style:family="paragraph" style:parent-style-name="Heading_20_1">
      <style:paragraph-properties fo:padding-left="0cm" fo:padding-right="0.141cm" fo:padding-top="0cm" fo:padding-bottom="0cm" fo:border-left="none" fo:border-right="0.51pt solid #0070c0" fo:border-top="none" fo:border-bottom="none"/>
      <style:text-properties officeooo:paragraph-rsid="0006d1ff"/>
    </style:style>
    <style:style style:name="P12" style:family="paragraph" style:parent-style-name="Heading_20_1">
      <style:paragraph-properties fo:padding-left="0cm" fo:padding-right="0.141cm" fo:padding-top="0cm" fo:padding-bottom="0cm" fo:border-left="none" fo:border-right="0.51pt solid #0070c0" fo:border-top="none" fo:border-bottom="none"/>
      <style:text-properties officeooo:rsid="0006fa74" officeooo:paragraph-rsid="0006fa74"/>
    </style:style>
    <style:style style:name="P13" style:family="paragraph" style:parent-style-name="No_20_Spacing">
      <style:paragraph-properties fo:margin-top="0cm" fo:margin-bottom="0.212cm" loext:contextual-spacing="false"/>
    </style:style>
    <style:style style:name="P14" style:family="paragraph" style:parent-style-name="No_20_Spacing">
      <style:paragraph-properties fo:margin-top="0cm" fo:margin-bottom="0.106cm" loext:contextual-spacing="false"/>
    </style:style>
    <style:style style:name="P15" style:family="paragraph" style:parent-style-name="List_20_Paragraph" style:list-style-name="WWNum1">
      <style:paragraph-properties fo:margin-top="0cm" fo:margin-bottom="0.25cm" loext:contextual-spacing="false"/>
      <style:text-properties fo:font-size="11pt" style:font-size-asian="11pt" style:font-size-complex="11pt"/>
    </style:style>
    <style:style style:name="P16" style:family="paragraph" style:parent-style-name="List_20_Paragraph" style:list-style-name="WWNum2">
      <style:paragraph-properties fo:margin-top="0cm" fo:margin-bottom="0.25cm" loext:contextual-spacing="false"/>
      <style:text-properties fo:font-size="11pt" style:font-size-asian="11pt" style:font-size-complex="11pt"/>
    </style:style>
    <style:style style:name="P17" style:family="paragraph" style:parent-style-name="List_20_Paragraph" style:list-style-name="WWNum3">
      <style:paragraph-properties fo:margin-top="0cm" fo:margin-bottom="0.25cm" loext:contextual-spacing="false"/>
    </style:style>
    <style:style style:name="T1" style:family="text">
      <style:text-properties fo:color="#0070c0" style:font-name="Arial"/>
    </style:style>
    <style:style style:name="T2" style:family="text">
      <style:text-properties fo:color="#0070c0" fo:font-size="15pt" fo:language="fr" fo:country="FR" style:font-size-asian="15pt" style:font-size-complex="15pt"/>
    </style:style>
    <style:style style:name="T3" style:family="text">
      <style:text-properties fo:color="#0070c0" fo:font-size="14pt" fo:language="fr" fo:country="FR" style:font-size-asian="14pt" style:font-size-complex="14pt"/>
    </style:style>
    <style:style style:name="T4" style:family="text">
      <style:text-properties fo:letter-spacing="-0.004cm"/>
    </style:style>
    <style:style style:name="T5" style:family="text">
      <style:text-properties fo:letter-spacing="-0.004cm" officeooo:rsid="000383ef"/>
    </style:style>
    <style:style style:name="T6" style:family="text">
      <style:text-properties fo:letter-spacing="-0.004cm" officeooo:rsid="0006d1ff"/>
    </style:style>
    <style:style style:name="T7" style:family="text">
      <style:text-properties fo:letter-spacing="-0.004cm" officeooo:rsid="0008f966"/>
    </style:style>
    <style:style style:name="T8" style:family="text">
      <style:text-properties style:text-position="super 58%"/>
    </style:style>
    <style:style style:name="T9" style:family="text">
      <style:text-properties style:text-position="super 58%" fo:letter-spacing="-0.004cm"/>
    </style:style>
    <style:style style:name="T10" style:family="text">
      <style:text-properties style:text-position="super 58%" fo:letter-spacing="-0.004cm" officeooo:rsid="000383ef"/>
    </style:style>
    <style:style style:name="T11" style:family="text">
      <style:text-properties style:language-asian="en" style:country-asian="US"/>
    </style:style>
    <style:style style:name="T12" style:family="text">
      <style:text-properties fo:color="#7c9e0e" style:font-name="Arial"/>
    </style:style>
    <style:style style:name="T13" style:family="text">
      <style:text-properties fo:font-size="14pt" fo:language="fr" fo:country="FR" fo:font-weight="normal" style:font-size-asian="14pt" style:font-weight-asian="normal" style:font-size-complex="14pt"/>
    </style:style>
    <style:style style:name="T14" style:family="text">
      <style:text-properties fo:font-size="14pt" fo:language="fr" fo:country="FR" fo:font-weight="normal" officeooo:rsid="0007163e" style:font-size-asian="14pt" style:font-weight-asian="normal" style:font-size-complex="14pt"/>
    </style:style>
    <style:style style:name="T15" style:family="text">
      <style:text-properties fo:font-size="14pt" fo:language="fr" fo:country="FR" style:font-size-asian="14pt" style:font-size-complex="14pt"/>
    </style:style>
    <style:style style:name="T16" style:family="text">
      <style:text-properties officeooo:rsid="0006d1ff"/>
    </style:style>
    <style:style style:name="T17" style:family="text">
      <style:text-properties officeooo:rsid="0006fa74"/>
    </style:style>
    <style:style style:name="T18" style:family="text">
      <style:text-properties officeooo:rsid="0008f966"/>
    </style:style>
    <style:style style:name="T19" style:family="text">
      <style:text-properties fo:font-size="13pt" fo:language="fr" fo:country="FR" style:font-size-asian="13pt" style:font-size-complex="13pt"/>
    </style:style>
    <style:style style:name="T20" style:family="text">
      <style:text-properties fo:font-size="12pt" fo:language="fr" fo:country="FR" style:font-size-asian="12pt" style:font-size-complex="12pt"/>
    </style:style>
    <style:style style:name="T21" style:family="text">
      <style:text-properties fo:color="#00a933" fo:font-size="12pt" fo:language="fr" fo:country="FR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h text:style-name="P10" text:outline-level="1"><text:span text:style-name="T1">Formation</text:span></text:h>
          </table:table-cell>
          <table:table-cell table:style-name="Tableau1.A1" office:value-type="string">
            <text:p text:style-name="P4"><text:span text:style-name="T5">1</text:span><text:span text:style-name="T10">ère</text:span><text:span text:style-name="T5"> année en école d’ingénieur informatique ISIM</text:span><text:span text:style-name="T6">A (Institut Supérieur d’Informatique de Modélisation et de leurs Applications) à Aubière</text:span></text:p>
            <text:p text:style-name="P5"><text:span text:style-name="T6">1</text:span><text:span text:style-name="T9">ère</text:span><text:span text:style-name="T4"> et 2</text:span><text:span text:style-name="T9">ème</text:span><text:span text:style-name="T4"> année en Licence Informatique à l’UCA (Université Clermont Auvergne)</text:span></text:p>
            <text:p text:style-name="P2"><text:span text:style-name="T4">Bac Scientifique spécialité Sciences de l'ingénieur option Informatique et Sciences du Numérique obtenu au lycée Jean Favard à Gueret </text:span><text:span text:style-name="T7">en 2016</text:span></text:p>
          </table:table-cell>
        </table:table-row>
        <table:table-row table:style-name="Tableau1.1">
          <table:table-cell table:style-name="Tableau1.A1" office:value-type="string">
            <text:h text:style-name="P11" text:outline-level="1"><text:span text:style-name="T1">competences</text:span></text:h>
          </table:table-cell>
          <table:table-cell table:style-name="Tableau1.A1" office:value-type="string">
            <text:p text:style-name="P6">Développement Logiciel, Système d’exploitation, Architecture, Base de données</text:p>
            <text:p text:style-name="P8">Langages : C/C++, Java, Python, Javascript, HTML/CSS, …</text:p>
            <text:p text:style-name="P8">Environnement : <text:span text:style-name="T17">GNU/Linux, Windows</text:span></text:p>
            <text:p text:style-name="P6">Outils : Git, SFML, Qt</text:p>
            <text:p text:style-name="P7">Capacité à travailler efficacement, seul ou en groupe.</text:p>
            <text:p text:style-name="P7">Impliqué, persévérant, curieux</text:p>
          </table:table-cell>
        </table:table-row>
        <table:table-row table:style-name="Tableau1.1">
          <table:table-cell table:style-name="Tableau1.A1" office:value-type="string">
            <text:h text:style-name="P12" text:outline-level="1"><text:span text:style-name="T1">Projets</text:span></text:h>
          </table:table-cell>
          <table:table-cell table:style-name="Tableau1.A1" office:value-type="string">
            <text:p text:style-name="P6">Projet de développement d’un logiciel de jeu interactif en C++ mené en 2<text:span text:style-name="T8">ème</text:span> année de licence informatique</text:p>
            <text:p text:style-name="P6">Projet personnel de développement d’un moteur de modélisation physique en C++</text:p>
            <text:p text:style-name="P6">Multiples projets personnels : logiciel de graphes, logiciel de timer, jeux développés en Game-Jam, moteur de jeux vidéos</text:p>
          </table:table-cell>
        </table:table-row>
        <table:table-row table:style-name="Tableau1.4">
          <table:table-cell table:style-name="Tableau1.A1" office:value-type="string">
            <text:h text:style-name="P10" text:outline-level="1"><text:span text:style-name="T1">stages decouvertes en entreprise</text:span></text:h>
          </table:table-cell>
          <table:table-cell table:style-name="Tableau1.A1" office:value-type="string">
            <text:p text:style-name="P9">Service informatique de Dagard, société industrielle à Boussac (Creuse) en 2013</text:p>
            <text:list xml:id="list258528387" text:style-name="WWNum1">
              <text:list-item>
                <text:p text:style-name="P15">Observation du travail d'un service informatique</text:p>
              </text:list-item>
              <text:list-item>
                <text:p text:style-name="P15">Développement de logiciels internes</text:p>
              </text:list-item>
              <text:list-item>
                <text:p text:style-name="P15">Gestion et maintenance du parc informatique</text:p>
              </text:list-item>
            </text:list>
            <text:p text:style-name="P9">OUAT Entertainment, société de création de jeux vidéo à Angoulême (Charente) en 2014</text:p>
            <text:list xml:id="list1145824259" text:style-name="WWNum2">
              <text:list-item>
                <text:p text:style-name="P16">Découverte de tous les métiers du jeux vidéo (Game designer, Level designer, Attaché commercial, Développeur informatique<text:span text:style-name="T16">)</text:span></text:p>
              </text:list-item>
            </text:list>
          </table:table-cell>
        </table:table-row>
        <table:table-row table:style-name="Tableau1.5">
          <table:table-cell table:style-name="Tableau1.A1" office:value-type="string">
            <text:h text:style-name="P10" text:outline-level="1"><text:span text:style-name="T1">JOb d’été</text:span></text:h>
          </table:table-cell>
          <table:table-cell table:style-name="Tableau1.A1" office:value-type="string">
            <text:p text:style-name="P3">Agent d’exploitation à la communauté d’agglomération du Grand Guéret en août 2017 <text:span text:style-name="T18">et août 2018</text:span></text:p>
            <text:list xml:id="list211413098" text:style-name="WWNum3">
              <text:list-item>
                <text:p text:style-name="P17">Echanges des panneaux d’affichage des arrêts de bus du réseau agglo’Bus</text:p>
              </text:list-item>
            </text:list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Franklin Gothic Medium" svg:font-family="'Franklin Gothic Medium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262626" style:font-name="Arial" fo:font-size="11pt" fo:language="en" fo:country="US" style:letter-kerning="false" style:font-name-asian="F" style:font-size-asian="9pt" style:language-asian="ja" style:country-asian="JP" style:font-name-complex="F" style:font-size-complex="9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0.001cm" style:writing-mode="page"/>
      <style:text-properties fo:color="#262626" style:font-name="Arial" fo:font-size="11pt" fo:language="en" fo:country="US" style:letter-kerning="false" style:font-name-asian="F" style:font-size-asian="9pt" style:language-asian="ja" style:country-asian="JP" style:font-name-complex="F" style:font-size-complex="9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18cm" loext:contextual-spacing="false" fo:line-height="105%" fo:text-align="start" style:justify-single-word="false" fo:orphans="2" fo:widows="2" style:writing-mode="lr-tb"/>
      <style:text-properties fo:font-size="11pt" fo:language="fr" fo:country="FR" style:font-size-asian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06cm" fo:margin-bottom="0cm" loext:contextual-spacing="false" fo:line-height="100%" fo:text-align="end" style:justify-single-word="false" fo:padding-left="0cm" fo:padding-right="0.141cm" fo:padding-top="0cm" fo:padding-bottom="0cm" fo:border-left="none" fo:border-right="0.99pt solid #7c9e0e" fo:border-top="none" fo:border-bottom="none"/>
      <style:text-properties fo:text-transform="uppercase" fo:color="#7c9e0e" fo:font-weight="bold" style:letter-kerning="true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cm" fo:margin-bottom="0cm" loext:contextual-spacing="false" fo:keep-together="always" fo:keep-with-next="always"/>
      <style:text-properties fo:text-transform="uppercase" fo:color="#000000" style:letter-kerning="tru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.106cm" loext:contextual-spacing="false" fo:keep-together="always" fo:keep-with-next="always"/>
      <style:text-properties fo:text-transform="uppercase" fo:color="#7f7f7f" fo:font-size="8.5pt" style:font-size-asian="8.5pt" style:font-size-complex="8.5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Nom" style:family="paragraph" style:parent-style-name="Standard" style:default-outline-level="">
      <style:paragraph-properties fo:margin-top="0cm" fo:margin-bottom="0cm" loext:contextual-spacing="false" fo:line-height="100%"/>
      <style:text-properties fo:text-transform="uppercase" fo:color="#7c9e0e" style:font-name="Franklin Gothic Medium" fo:font-family="'Franklin Gothic Medium'" style:font-family-generic="roman" style:font-pitch="variable" fo:font-size="24pt" style:font-name-asian="F" style:font-family-generic-asian="system" style:font-pitch-asian="variable" style:font-size-asian="24pt" style:font-name-complex="F" style:font-family-generic-complex="system" style:font-pitch-complex="variable" style:font-size-complex="24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.423cm" fo:margin-bottom="0cm" loext:contextual-spacing="false" fo:line-height="100%" fo:text-align="end" style:justify-single-word="false"/>
      <style:text-properties fo:text-transform="uppercase" fo:color="#7c9e0e" fo:font-size="8pt" fo:font-weight="bold" style:font-size-asian="8pt" style:font-weight-asian="bold" style:font-size-complex="8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18cm" loext:contextual-spacing="true" fo:text-indent="0cm" style:auto-text-indent="false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text-transform="uppercase" fo:color="#7c9e0e" fo:font-weight="bold" style:letter-kerning="true" style:font-weight-asian="bold" style:font-weight-complex="bold"/>
    </style:style>
    <style:style style:name="Titre_20_2_20_Car" style:display-name="Titre 2 Car" style:family="text" style:parent-style-name="Default_20_Paragraph_20_Font">
      <style:text-properties fo:text-transform="uppercase" fo:color="#000000" style:letter-kerning="tru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Titre_20_3_20_Car" style:display-name="Titre 3 Car" style:family="text" style:parent-style-name="Default_20_Paragraph_20_Font">
      <style:text-properties fo:text-transform="uppercase" fo:color="#7f7f7f" fo:font-size="8.5pt" style:font-size-asian="8.5pt" style:font-size-complex="8.5pt"/>
    </style:style>
    <style:style style:name="Emphasis" style:family="text" style:parent-style-name="Default_20_Paragraph_20_Font">
      <style:text-properties fo:color="#7c9e0e" fo:font-style="normal" style:font-style-asian="normal" style:font-style-complex="normal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>
      <style:text-properties fo:text-transform="uppercase" fo:color="#7c9e0e" fo:font-size="8pt" fo:font-weight="bold" style:font-size-asian="8pt" style:font-weight-asian="bold" style:font-size-complex="8pt" style:font-weight-complex="bold"/>
    </style:style>
    <style:style style:name="Internet_20_link" style:display-name="Internet link" style:family="text" style:parent-style-name="Default_20_Paragraph_20_Font">
      <style:text-properties fo:color="#8eb610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808080" fo:background-color="#e6e6e6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fo:font-size="14pt" fo:language="fr" fo:country="FR" style:font-size-asian="14pt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No_20_Spacing">
      <style:paragraph-properties fo:margin-top="0cm" fo:margin-bottom="0.212cm" loext:contextual-spacing="false"/>
    </style:style>
    <style:style style:name="MP2" style:family="paragraph" style:parent-style-name="No_20_Spacing">
      <style:paragraph-properties fo:margin-top="0cm" fo:margin-bottom="0.106cm" loext:contextual-spacing="false"/>
    </style:style>
    <style:style style:name="MT1" style:family="text">
      <style:text-properties fo:color="#7c9e0e" style:font-name="Arial"/>
    </style:style>
    <style:style style:name="MT2" style:family="text">
      <style:text-properties fo:color="#0070c0" fo:font-size="15pt" fo:language="fr" fo:country="FR" style:font-size-asian="15pt" style:font-size-complex="15pt"/>
    </style:style>
    <style:style style:name="MT3" style:family="text">
      <style:text-properties fo:color="#0070c0" fo:font-size="14pt" fo:language="fr" fo:country="FR" style:font-size-asian="14pt" style:font-size-complex="14pt"/>
    </style:style>
    <style:style style:name="MT4" style:family="text">
      <style:text-properties fo:font-size="14pt" fo:language="fr" fo:country="FR" fo:font-weight="normal" officeooo:rsid="0007163e" style:font-size-asian="14pt" style:font-weight-asian="normal" style:font-size-complex="14pt"/>
    </style:style>
    <style:style style:name="MT5" style:family="text">
      <style:text-properties fo:font-size="14pt" fo:language="fr" fo:country="FR" fo:font-weight="normal" style:font-size-asian="14pt" style:font-weight-asian="normal" style:font-size-complex="14pt"/>
    </style:style>
    <style:style style:name="MT6" style:family="text">
      <style:text-properties fo:font-size="14pt" fo:language="fr" fo:country="FR" style:font-size-asian="14pt" style:font-size-complex="14pt"/>
    </style:style>
    <style:style style:name="MT7" style:family="text">
      <style:text-properties fo:color="#00a933" fo:font-size="12pt" fo:language="fr" fo:country="FR" style:font-size-asian="12pt" style:font-size-complex="12pt"/>
    </style:style>
    <style:page-layout style:name="Mpm1">
      <style:page-layout-properties fo:page-width="21.59cm" fo:page-height="27.94cm" style:num-format="1" style:print-orientation="portrait" fo:margin-top="1.002cm" fo:margin-bottom="1.27cm" fo:margin-left="1.651cm" fo:margin-right="1.836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998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0.265cm" fo:margin-bottom="0.762cm" fo:margin-left="1.651cm" fo:margin-right="1.836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99cm" fo:margin-left="0cm" fo:margin-right="0cm" fo:margin-bottom="1.898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<text:span text:style-name="MT1">Page </text:span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MP1"><text:span text:style-name="Strong"><text:span text:style-name="MT2">ARQUILLIERE</text:span></text:span><text:span text:style-name="Strong"><text:span text:style-name="MT3"> Mathieu</text:span></text:span></text:p>
        <text:p text:style-name="MP2"><text:span text:style-name="Strong"><text:span text:style-name="MT4">20</text:span></text:span><text:span text:style-name="Strong"><text:span text:style-name="MT5"> ans</text:span></text:span><text:span text:style-name="Strong"><text:span text:style-name="MT6"><text:tab/></text:span></text:span><text:span text:style-name="Strong"><text:span text:style-name="MT5">e-mail :</text:span></text:span><text:span text:style-name="Strong"><text:span text:style-name="MT6"> </text:span></text:span><text:span text:style-name="Internet_20_link"><text:span text:style-name="MT7">mathieu.arquilliere@etu.isima.fr</text:span></text:span></text:p>
        <text:p text:style-name="MP2"><text:span text:style-name="Strong"><text:span text:style-name="MT5">Permis B</text:span></text:span><text:span text:style-name="Strong"><text:span text:style-name="MT6"><text:tab/></text:span></text:span><text:span text:style-name="Strong"><text:span text:style-name="MT5">N° tél : 06 58 96 19 37</text:span></text:span></text:p>
        <text:p text:style-name="MP2"><text:span text:style-name="Strong"><text:span text:style-name="MT5">Adresse : 15, Villecusson 23000 Ste-Feyre</text:span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tre si il y en a un</meta:initial-creator>
    <meta:editing-cycles>6</meta:editing-cycles>
    <meta:print-date>2017-02-25T08:29:00</meta:print-date>
    <meta:creation-date>2018-03-29T07:30:00</meta:creation-date>
    <dc:date>2019-02-13T21:26:48.790000000</dc:date>
    <meta:editing-duration>PT37M4S</meta:editing-duration>
    <meta:generator>LibreOffice/6.1.1.2$Windows_X86_64 LibreOffice_project/5d19a1bfa650b796764388cd8b33a5af1f5baa1b</meta:generator>
    <meta:document-statistic meta:table-count="1" meta:image-count="0" meta:object-count="0" meta:page-count="2" meta:paragraph-count="30" meta:word-count="254" meta:character-count="1729" meta:non-whitespace-character-count="151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TemplateID" meta:value-type="string">TC034566219991</meta:user-defined>
    <meta:template xlink:type="simple" xlink:actuate="onRequest" xlink:title="C.V. de base.dotx" xlink:href=""/>
  </office:meta>
</office:document-meta>
</file>